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vinsStemmer.r_respell(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13">
            <text:p text:style-name="Table_20_Contents">213</text:p>
          </table:table-cell>
        </table:table-row>
        <table:table-row>
          <table:table-cell office:value-type="string">
            <text:p text:style-name="Table_20_Contents">LovinsStemmer.r_X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ovinsStemmer.r_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vinsStemmer.r_BB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8">
            <text:p text:style-name="Table_20_Contents">9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vinsStemmer.r_C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vinsStemmer.r_J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vinsStemmer.r_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vinsStemmer.copy_from( Lovins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vinsStemmer.r_M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LovinsStemmer.r_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LovinsStemmer.r_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vinsStemmer.r_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vinsStemmer.r_V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vinsStemmer.r_U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ovinsStemmer.r_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ovinsStemmer.r_W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vinsStemmer.r_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ovinsStemmer.r_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vinsStemmer.r_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LovinsStemmer.stem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vinsStemmer.r_F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vinsStemmer.r_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vinsStemmer.r_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ovinsStemmer.r_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vinsStemmer.r_B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vinsStemmer.r_O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ovinsStemmer.r_Q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ovinsStemmer.r_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ovinsStemmer.r_end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vinsStemmer.r_Z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vinsStemmer.r_undou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vinsStemmer.r_A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vinsStemmer.r_I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vinsStemmer.r_K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